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officeooo:rsid="000d018e" officeooo:paragraph-rsid="000d018e" style:font-size-asian="20pt" style:font-name-complex="Dyuthi" style:font-size-complex="2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0pt" officeooo:rsid="000d018e" officeooo:paragraph-rsid="000d018e" style:font-size-asian="20pt" style:font-name-complex="Dyuthi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0pt" officeooo:rsid="000d09e8" officeooo:paragraph-rsid="000d09e8" style:font-size-asian="20pt" style:font-name-complex="Dyuthi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20pt" officeooo:rsid="000d018e" officeooo:paragraph-rsid="000d018e" fo:background-color="#000000" style:font-size-asian="20pt" style:font-name-complex="Dyuthi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0pt" fo:font-weight="bold" officeooo:rsid="000d09e8" officeooo:paragraph-rsid="000d09e8" style:font-size-asian="20pt" style:font-weight-asian="bold" style:font-name-complex="Dyuthi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d09e8" officeooo:paragraph-rsid="000d09e8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bold" officeooo:rsid="000dd1a8" officeooo:paragraph-rsid="000dd1a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DejaVu Sans" fo:font-size="20pt" officeooo:rsid="000d018e" officeooo:paragraph-rsid="000d018e" style:font-size-asian="20pt" style:font-name-complex="Dyuthi" style:font-size-complex="20pt"/>
    </style:style>
    <style:style style:name="T1" style:family="text">
      <style:text-properties style:font-name="DejaVu Sans" fo:font-size="20pt" style:text-underline-style="none" style:font-size-asian="20pt" style:font-name-complex="Dyuthi" style:font-size-complex="20pt"/>
    </style:style>
    <style:style style:name="T2" style:family="text">
      <style:text-properties style:font-name="DejaVu Sans" fo:font-size="20pt" style:text-underline-style="none" officeooo:rsid="000d018e" style:font-size-asian="20pt" style:font-name-complex="Dyuthi" style:font-size-complex="20pt"/>
    </style:style>
    <style:style style:name="T3" style:family="text">
      <style:text-properties style:font-name="DejaVu Sans" fo:font-size="20pt" style:text-underline-style="none" officeooo:rsid="000d09e8" style:font-size-asian="20pt" style:font-name-complex="Dyuthi" style:font-size-complex="20pt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به نام خدا</text:p>
      <text:p text:style-name="P1"/>
      <text:p text:style-name="P10"/>
      <text:p text:style-name="P1"/>
      <text:p text:style-name="P4"><text:span text:style-name="T4">نام : محمد حسین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نام خانوادگی : <text:s/>اجورلو</text:span></text:p>
      <text:p text:style-name="P1"/>
      <text:p text:style-name="P1"/>
      <text:p text:style-name="P1"/>
      <text:p text:style-name="P1"/>
      <text:p text:style-name="P1"/>
      <text:p text:style-name="P7"><text:span text:style-name="T2">موضوع : </text:span><text:span text:style-name="T3">بررسی ‍‍‍الگریتم لوجستیک رگرسیون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1">تحقیق کلاس 15 ماشین لرنینگ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شماره کلاسی : 134</text:span></text:p>
      <text:p text:style-name="P7"><text:span text:style-name="T3"/></text:p>
      <text:p text:style-name="P7"><text:soft-page-break/><text:span text:style-name="T3"/></text:p>
      <text:p text:style-name="P9"><text:span text:style-name="T3">t</text:span><text:span text:style-name="T1">ol = راهی برای توقف تکرار های الگریتم</text:span></text:p>
      <text:p text:style-name="P7"><text:span text:style-name="T3"/></text:p>
      <text:p text:style-name="P7"><text:span text:style-name="T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3:02:21.469760488</meta:creation-date>
    <dc:date>2022-12-15T13:52:43.311398884</dc:date>
    <meta:editing-duration>PT37M24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9" meta:word-count="39" meta:character-count="170" meta:non-whitespace-character-count="144"/>
  </office:meta>
</office:document-meta>
</file>